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4" style:family="paragraph">
      <loext:graphic-properties draw:fill-color="#99ff66" draw:opacity="100%"/>
      <style:paragraph-properties fo:text-align="center"/>
      <style:text-properties fo:font-size="12pt"/>
    </style:style>
    <style:style style:name="P5" style:family="paragraph">
      <loext:graphic-properties draw:fill-color="#801900" draw:opacity="100%"/>
      <style:paragraph-properties fo:text-align="center"/>
      <style:text-properties fo:font-size="12pt"/>
    </style:style>
    <style:style style:name="P6" style:family="paragraph">
      <loext:graphic-properties draw:fill-color="#ff66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8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0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2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13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ffff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solid" draw:fill-color="#2a6099" draw:opacity="100%" draw:textarea-horizontal-align="justify" draw:textarea-vertical-align="middle" draw:auto-grow-height="false" fo:min-height="0.1354in" fo:min-width="0.1354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><draw:custom-shape text:anchor-type="paragraph" draw:z-index="5" draw:name="Shape 13" draw:style-name="gr14" draw:text-style-name="P13" svg:width="0.1358in" svg:height="0.1358in" svg:x="0.1583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5" draw:style-name="gr13" draw:text-style-name="P5" svg:width="0.1362in" svg:height="0.1362in" svg:x="0.1937in" svg:y="0.16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28" draw:style-name="gr7" draw:text-style-name="P8" svg:width="0.1362in" svg:height="0.1362in" svg:x="0.1917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6" draw:name="Shape 14" draw:style-name="gr10" draw:text-style-name="P6" svg:width="0.1343in" svg:height="0.1343in" svg:x="0.1783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" draw:style-name="gr17" draw:text-style-name="P9" svg:width="0.135in" svg:height="0.135in" svg:x="0.1835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0" draw:name="Shape 43" draw:style-name="gr2" draw:text-style-name="P4" svg:width="0.1335in" svg:height="0.1335in" svg:x="0.19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8" draw:name="Shape 15" draw:style-name="gr12" draw:text-style-name="P12" svg:width="0.1335in" svg:height="0.1335in" svg:x="0.1866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L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3" draw:style-name="gr4" draw:text-style-name="P4" svg:width="0.1358in" svg:height="0.1358in" svg:x="0.1736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1" draw:style-name="gr1" draw:text-style-name="P3" svg:width="0.1343in" svg:height="0.1343in" svg:x="0.2016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6" draw:style-name="gr9" draw:text-style-name="P10" svg:width="0.1358in" svg:height="0.1358in" svg:x="0.1917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9" draw:style-name="gr3" draw:text-style-name="P5" svg:width="0.1343in" svg:height="0.1343in" svg:x="0.1791in" svg:y="0.168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16" draw:text-style-name="P8" svg:width="0.135in" svg:height="0.135in" svg:x="0.199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2" draw:style-name="gr5" draw:text-style-name="P6" svg:width="0.135in" svg:height="0.135in" svg:x="0.2008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><draw:custom-shape text:anchor-type="paragraph" draw:z-index="14" draw:name="Shape 29" draw:style-name="gr6" draw:text-style-name="P7" svg:width="0.1343in" svg:height="0.1343in" svg:x="0.1846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17" draw:style-name="gr11" draw:text-style-name="P11" svg:width="0.135in" svg:height="0.135in" svg:x="0.1756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0" draw:name="Shape 22" draw:style-name="gr10" draw:text-style-name="P6" svg:width="0.1343in" svg:height="0.1343in" svg:x="0.190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27" draw:style-name="gr8" draw:text-style-name="P9" svg:width="0.1362in" svg:height="0.1362in" svg:x="0.202in" svg:y="0.172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10" draw:style-name="gr2" draw:text-style-name="P4" svg:width="0.1335in" svg:height="0.1335in" svg:x="0.1807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1" draw:style-name="gr18" draw:text-style-name="P3" svg:width="0.1358in" svg:height="0.1358in" svg:x="0.187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4" draw:style-name="gr15" draw:text-style-name="P10" svg:width="0.135in" svg:height="0.135in" svg:x="0.2063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><draw:custom-shape text:anchor-type="paragraph" draw:z-index="17" draw:name="Shape 7" draw:style-name="gr3" draw:text-style-name="P5" svg:width="0.1343in" svg:height="0.1343in" svg:x="0.1925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20:52:27.474561537</dc:date>
    <meta:editing-duration>PT3H1M40S</meta:editing-duration>
    <meta:editing-cycles>21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